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4.592cm"/>
    </style:style>
    <style:style style:name="gr2" style:family="graphic" style:parent-style-name="standard">
      <style:graphic-properties draw:textarea-horizontal-align="justify" draw:textarea-vertical-align="middle" draw:auto-grow-height="false" fo:min-height="1.766cm" fo:min-width="3.846cm"/>
    </style:style>
    <style:style style:name="gr3" style:family="graphic" style:parent-style-name="standard">
      <style:graphic-properties draw:textarea-horizontal-align="justify" draw:textarea-vertical-align="middle" draw:auto-grow-height="false" fo:min-height="2.08cm" fo:min-width="3.908cm"/>
    </style:style>
    <style:style style:name="gr4" style:family="graphic" style:parent-style-name="standard">
      <style:graphic-properties draw:textarea-horizontal-align="justify" draw:textarea-vertical-align="middle" draw:auto-grow-height="false" fo:min-height="3.35cm" fo:min-width="9.2cm"/>
    </style:style>
    <style:style style:name="gr5" style:family="graphic" style:parent-style-name="standard">
      <style:graphic-properties draw:textarea-horizontal-align="justify" draw:textarea-vertical-align="middle" draw:auto-grow-height="false" fo:min-height="1.64cm" fo:min-width="4.538cm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5.4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6" draw:id="id6" draw:layer="layout" svg:width="7.2cm" svg:height="4cm" svg:x="5.9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6.9cm" svg:height="3.2cm" svg:x="6.4cm" svg:y="6.8cm">
          <text:p text:style-name="P1">Wpisz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" draw:id="id2" draw:layer="layout" svg:width="7cm" svg:height="3.7cm" svg:x="5.5cm" svg:y="11.7cm">
          <text:p text:style-name="P1">Wpisz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9.7cm" svg:height="3.6cm" svg:x="5cm" svg:y="16.7cm">
          <text:p text:style-name="P1">Z = x + y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8cm" svg:height="3cm" svg:x="5.6cm" svg:y="21.4cm">
          <text:p text:style-name="P1">Pokaż z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5" draw:id="id5" draw:layer="layout" svg:width="8.4cm" svg:height="2cm" svg:x="5.3cm" svg:y="25.8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85cm" svg:y1="10cm" svg:x2="9.875cm" svg:y2="11.7cm" draw:start-shape="id1" draw:start-glue-point="8" draw:end-shape="id2" draw:end-glue-point="4" svg:d="M9850 10000l25 1700" svg:viewBox="0 0 26 1701">
          <text:p/>
        </draw:connector>
        <draw:connector draw:style-name="gr7" draw:text-style-name="P2" draw:layer="layout" draw:type="line" svg:x1="9cm" svg:y1="15.4cm" svg:x2="9.85cm" svg:y2="16.7cm" draw:start-shape="id2" draw:start-glue-point="8" draw:end-shape="id3" svg:d="M9000 15400l850 1300" svg:viewBox="0 0 851 1301">
          <text:p/>
        </draw:connector>
        <draw:connector draw:style-name="gr7" draw:text-style-name="P2" draw:layer="layout" draw:type="line" svg:x1="9.85cm" svg:y1="20.3cm" svg:x2="9.6cm" svg:y2="21.4cm" draw:start-shape="id3" draw:start-glue-point="2" draw:end-shape="id4" svg:d="M9850 20300l-250 1100" svg:viewBox="0 0 251 1101">
          <text:p/>
        </draw:connector>
        <draw:connector draw:style-name="gr7" draw:text-style-name="P2" draw:layer="layout" draw:type="line" svg:x1="9.6cm" svg:y1="24.4cm" svg:x2="9.5cm" svg:y2="25.8cm" draw:start-shape="id4" draw:start-glue-point="8" draw:end-shape="id5" draw:end-glue-point="4" svg:d="M9600 24400l-100 1400" svg:viewBox="0 0 101 1401">
          <text:p/>
        </draw:connector>
        <draw:connector draw:style-name="gr7" draw:text-style-name="P2" draw:layer="layout" draw:type="line" svg:x1="9.5cm" svg:y1="5.3cm" svg:x2="9.85cm" svg:y2="6.8cm" draw:start-shape="id6" draw:start-glue-point="8" draw:end-shape="id1" draw:end-glue-point="5" svg:d="M9500 5300l350 1500" svg:viewBox="0 0 35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4:35.048202041</meta:creation-date>
    <dc:date>2019-09-12T11:33:56.893016826</dc:date>
    <meta:editing-duration>PT9M20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